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00000039E3CE5C0F0F5A600F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452in" draw:z-index="0"><draw:image xlink:href="Pictures/10000001000005700000039E3CE5C0F0F5A600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4:01:46.179565941</meta:creation-date>
    <dc:date>2022-11-13T14:02:32.225087778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